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For <text:span text:style-name="Strong_20_Emphasis">Google Earth</text:span>:</text:h>
      <text:list text:style-name="L1">
        <text:list-item>
          <text:p text:style-name="P1"><text:span text:style-name="Strong_20_Emphasis">Download a PLSS KML/KMZ layer</text:span>:</text:p>
          <text:list>
            <text:list-item>
              <text:p text:style-name="P2">Search for a PLSS overlay file compatible with Google Earth. These are available from sources like the Bureau of Land Management (BLM) or other GIS websites.</text:p>
            </text:list-item>
            <text:list-item>
              <text:p text:style-name="P2">Once you download the file, open Google Earth, go to <text:span text:style-name="Strong_20_Emphasis">File &gt; Open</text:span>, and load the KML/KMZ file.</text:p>
            </text:list-item>
            <text:list-item>
              <text:p text:style-name="P2">This will show the PLSS grid on top of the Earth map, allowing you to navigate and locate specific sections.</text:p>
            </text:list-item>
          </text:list>
        </text:list-item>
        <text:list-item>
          <text:p text:style-name="P1"><text:span text:style-name="Strong_20_Emphasis">Use an online TRS converter</text:span>:</text:p>
          <text:list>
            <text:list-item>
              <text:p text:style-name="P2">You can use a TRS coordinate converter (like Earth Point’s PLSS converter) to convert the Township, Range, and Section to latitude and longitude, which can then be entered into Google Earth.</text:p>
            </text:list-item>
            <text:list-item>
              <text:p text:style-name="P1"><text:span text:style-name="Strong_20_Emphasis">Earth Point</text:span> offers a tool where you input TRS values, and it converts them to coordinates you can view in Google Earth.</text:p>
            </text:list-item>
          </text:list>
        </text:list-item>
      </text:list>
      <text:h text:style-name="Heading_20_3" text:outline-level="3">For <text:span text:style-name="Strong_20_Emphasis">Google Maps</text:span>:</text:h>
      <text:list text:style-name="L2">
        <text:list-item>
          <text:p text:style-name="P3"><text:span text:style-name="Strong_20_Emphasis">Use a PLSS converter</text:span>:</text:p>
          <text:list>
            <text:list-item>
              <text:p text:style-name="P4">Like with Google Earth, you can use a TRS coordinate converter to convert the Township, Range, and Section into latitude and longitude. Once you have the coordinates, you can enter them into the Google Maps search bar, and it will pinpoint the location.</text:p>
            </text:list-item>
          </text:list>
        </text:list-item>
        <text:list-item>
          <text:p text:style-name="P3"><text:span text:style-name="Strong_20_Emphasis">Third-party tools</text:span>:</text:p>
          <text:list>
            <text:list-item>
              <text:p text:style-name="P3">Some websites, like <text:span text:style-name="Strong_20_Emphasis">Earth Point</text:span>, provide services that allow you to enter Township, Range, and Section data, and they display the corresponding location on Google Maps.</text:p>
            </text:list-item>
          </text:list>
        </text:list-item>
      </text:list>
      <text:p text:style-name="Text_20_body">Would you like instructions on how to use a specific converter tool or assistance with finding the right files?</text:p>
      <text:p text:style-name="Text_20_body">Yes, there are online map applications specifically designed to work with the Public Land Survey System (PLSS) and allow you to input Township, Range, and Section (TRS) to locate positions. Here are a few reliable options:</text:p>
      <text:h text:style-name="Heading_20_3" text:outline-level="3">1. <text:span text:style-name="Strong_20_Emphasis">Earth Point (PLSS to Lat/Long Converter)</text:span>:</text:h>
      <text:list text:style-name="L3">
        <text:list-item>
          <text:p text:style-name="P6"><text:span text:style-name="Strong_20_Emphasis">Website</text:span>: Earth Point - Township and Range</text:p>
        </text:list-item>
        <text:list-item>
          <text:p text:style-name="P6"><text:span text:style-name="Strong_20_Emphasis">Features</text:span>:</text:p>
          <text:list>
            <text:list-item>
              <text:p text:style-name="P6">Earth Point allows you to input Township, Range, and Section data and converts it to a precise location that can be viewed directly on <text:span text:style-name="Strong_20_Emphasis">Google Earth</text:span> or <text:span text:style-name="Strong_20_Emphasis">Google Maps</text:span>.</text:p>
            </text:list-item>
            <text:list-item>
              <text:p text:style-name="P6">You can view PLSS boundaries, search by TRS, and even use the generated latitude and longitude for further mapping or GIS work.</text:p>
            </text:list-item>
          </text:list>
        </text:list-item>
        <text:list-item>
          <text:p text:style-name="P6"><text:span text:style-name="Strong_20_Emphasis">How to use</text:span>:</text:p>
          <text:list>
            <text:list-item>
              <text:p text:style-name="P6">Go to the Earth Point website.</text:p>
            </text:list-item>
            <text:list-item>
              <text:p text:style-name="P6">Enter the State, Township, Range, and Section values.</text:p>
            </text:list-item>
            <text:list-item>
              <text:p text:style-name="P5">Choose to view the result in Google Earth or Google Maps.</text:p>
            </text:list-item>
          </text:list>
        </text:list-item>
      </text:list>
      <text:h text:style-name="Heading_20_3" text:outline-level="3">2. <text:span text:style-name="Strong_20_Emphasis">GlobeXplorer</text:span>:</text:h>
      <text:list text:style-name="L4">
        <text:list-item>
          <text:p text:style-name="P8"><text:span text:style-name="Strong_20_Emphasis">Website</text:span>: GlobeXplorer</text:p>
        </text:list-item>
        <text:list-item>
          <text:p text:style-name="P8"><text:span text:style-name="Strong_20_Emphasis">Features</text:span>:</text:p>
          <text:list>
            <text:list-item>
              <text:p text:style-name="P8"><text:soft-page-break/>This is part of the <text:span text:style-name="Strong_20_Emphasis">Bureau of Land Management (BLM)</text:span> General Land Office Records system. It allows you to search for land records using Township, Range, and Section data.</text:p>
            </text:list-item>
            <text:list-item>
              <text:p text:style-name="P8">You can visualize land plots directly on their map application.</text:p>
            </text:list-item>
          </text:list>
        </text:list-item>
        <text:list-item>
          <text:p text:style-name="P8"><text:span text:style-name="Strong_20_Emphasis">How to use</text:span>:</text:p>
          <text:list>
            <text:list-item>
              <text:p text:style-name="P8">Navigate to the "Search Documents" page.</text:p>
            </text:list-item>
            <text:list-item>
              <text:p text:style-name="P8">Input your TRS data in the appropriate fields.</text:p>
            </text:list-item>
            <text:list-item>
              <text:p text:style-name="P7">View the location or record on their map.</text:p>
            </text:list-item>
          </text:list>
        </text:list-item>
      </text:list>
      <text:h text:style-name="Heading_20_3" text:outline-level="3">3. <text:span text:style-name="Strong_20_Emphasis">TRS Maps by Earth Survey</text:span>:</text:h>
      <text:list text:style-name="L5">
        <text:list-item>
          <text:p text:style-name="P10"><text:span text:style-name="Strong_20_Emphasis">Website</text:span>: <text:a xlink:type="simple" xlink:href="https://earthsurvey.us/" office:target-frame-name="_new" xlink:show="replace" text:style-name="Internet_20_link" text:visited-style-name="Visited_20_Internet_20_Link">Earth Survey</text:a></text:p>
        </text:list-item>
        <text:list-item>
          <text:p text:style-name="P10"><text:span text:style-name="Strong_20_Emphasis">Features</text:span>:</text:p>
          <text:list>
            <text:list-item>
              <text:p text:style-name="P10">This service allows users to search for locations using Township, Range, and Section.</text:p>
            </text:list-item>
            <text:list-item>
              <text:p text:style-name="P10">It offers visualization tools and a search engine that helps with navigating PLSS data.</text:p>
            </text:list-item>
          </text:list>
        </text:list-item>
        <text:list-item>
          <text:p text:style-name="P10"><text:span text:style-name="Strong_20_Emphasis">How to use</text:span>:</text:p>
          <text:list>
            <text:list-item>
              <text:p text:style-name="P10">Input your TRS coordinates into their search tool.</text:p>
            </text:list-item>
            <text:list-item>
              <text:p text:style-name="P9">View the mapped results.</text:p>
            </text:list-item>
          </text:list>
        </text:list-item>
      </text:list>
      <text:h text:style-name="Heading_20_3" text:outline-level="3">4. <text:span text:style-name="Strong_20_Emphasis">ACME Mapper</text:span>:</text:h>
      <text:list text:style-name="L6">
        <text:list-item>
          <text:p text:style-name="P12"><text:span text:style-name="Strong_20_Emphasis">Website</text:span>: ACME Mapper</text:p>
        </text:list-item>
        <text:list-item>
          <text:p text:style-name="P12"><text:span text:style-name="Strong_20_Emphasis">Features</text:span>:</text:p>
          <text:list>
            <text:list-item>
              <text:p text:style-name="P12">ACME Mapper has a tool that allows for TRS searches in the United States. It integrates satellite, topo, and hybrid maps, along with PLSS grid layers.</text:p>
            </text:list-item>
          </text:list>
        </text:list-item>
        <text:list-item>
          <text:p text:style-name="P12"><text:span text:style-name="Strong_20_Emphasis">How to use</text:span>:</text:p>
          <text:list>
            <text:list-item>
              <text:p text:style-name="P12">Go to ACME Mapper.</text:p>
            </text:list-item>
            <text:list-item>
              <text:p text:style-name="P12">Use the "PLSS" layer to view Township and Range.</text:p>
            </text:list-item>
            <text:list-item>
              <text:p text:style-name="P11">You can manually search within the grid or use conversion tools to input TRS coordinates.</text:p>
            </text:list-item>
          </text:list>
        </text:list-item>
      </text:list>
      <text:p text:style-name="Text_20_body">These services offer a direct way to find a location using the PLSS system without converting the coordinates manually. Would you like assistance using any of these tools?</text:p>
      <text:p text:style-name="Text_20_body">4o</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0.5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0.5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0.5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0T07:59:47.394200509</meta:creation-date>
    <dc:date>2024-10-10T08:02:40.320918623</dc:date>
    <meta:editing-duration>PT2M53S</meta:editing-duration>
    <meta:editing-cycles>1</meta:editing-cycles>
    <meta:document-statistic meta:table-count="0" meta:image-count="0" meta:object-count="0" meta:page-count="2" meta:paragraph-count="51" meta:word-count="612" meta:character-count="3394" meta:non-whitespace-character-count="2874"/>
    <meta:generator>LibreOffice/24.2.6.2$Linux_X86_64 LibreOffice_project/420$Build-2</meta:generator>
  </office:meta>
</office:document-meta>
</file>